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ac1bf" officeooo:paragraph-rsid="000ac1bf"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ac1bf" officeooo:paragraph-rsid="000ac1b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ac1bf" officeooo:paragraph-rsid="000ac1b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ac1bf" officeooo:paragraph-rsid="000f7970"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ac1bf" officeooo:paragraph-rsid="0014e2ba"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ac1bf" officeooo:paragraph-rsid="0014f71a"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ac1bf" officeooo:paragraph-rsid="001fa606" style:font-size-asian="14pt" style:font-weight-asian="normal" style:font-size-complex="14pt" style:font-weight-complex="normal"/>
    </style:style>
    <style:style style:name="P8" style:family="paragraph" style:parent-style-name="Standard" style:list-style-name="L1">
      <style:paragraph-properties fo:text-align="start" style:justify-single-word="false"/>
      <style:text-properties fo:font-size="14pt" fo:font-weight="normal" officeooo:rsid="000ac1bf" officeooo:paragraph-rsid="000ac1bf"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ac1bf" officeooo:paragraph-rsid="00246f58"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ac1bf" officeooo:paragraph-rsid="00246f58" style:font-size-asian="14pt" style:font-weight-asian="normal" style:font-size-complex="14pt" style:font-weight-complex="normal"/>
    </style:style>
    <style:style style:name="P11" style:family="paragraph" style:parent-style-name="Standard" style:list-style-name="L1">
      <style:paragraph-properties fo:text-align="justify" style:justify-single-word="false"/>
      <style:text-properties fo:font-size="14pt" fo:font-weight="normal" officeooo:rsid="000ac1bf" officeooo:paragraph-rsid="00246f58"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0ac1bf" officeooo:paragraph-rsid="000ac1bf"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start" style:justify-single-word="false"/>
      <style:text-properties officeooo:paragraph-rsid="000ac1bf"/>
    </style:style>
    <style:style style:name="P14" style:family="paragraph" style:parent-style-name="Standard">
      <style:paragraph-properties fo:text-align="start" style:justify-single-word="false"/>
      <style:text-properties officeooo:paragraph-rsid="0014f71a"/>
    </style:style>
    <style:style style:name="T1" style:family="text">
      <style:text-properties officeooo:rsid="000f7970"/>
    </style:style>
    <style:style style:name="T2" style:family="text">
      <style:text-properties fo:font-size="14pt" fo:font-weight="normal" officeooo:rsid="000ac1bf" style:font-size-asian="14pt" style:font-weight-asian="normal" style:font-size-complex="14pt" style:font-weight-complex="normal"/>
    </style:style>
    <style:style style:name="T3" style:family="text">
      <style:text-properties fo:font-size="14pt" fo:font-weight="normal" officeooo:rsid="000f7970" style:font-size-asian="14pt" style:font-weight-asian="normal" style:font-size-complex="14pt" style:font-weight-complex="normal"/>
    </style:style>
    <style:style style:name="T4" style:family="text">
      <style:text-properties fo:font-size="14pt" fo:font-weight="normal" officeooo:rsid="00123fba" style:font-size-asian="14pt" style:font-weight-asian="normal" style:font-size-complex="14pt" style:font-weight-complex="normal"/>
    </style:style>
    <style:style style:name="T5" style:family="text">
      <style:text-properties fo:font-size="14pt" fo:font-weight="normal" officeooo:rsid="0012d867" style:font-size-asian="14pt" style:font-weight-asian="normal" style:font-size-complex="14pt" style:font-weight-complex="normal"/>
    </style:style>
    <style:style style:name="T6" style:family="text">
      <style:text-properties fo:font-size="14pt" fo:font-weight="normal" officeooo:rsid="001a70d0" style:font-size-asian="14pt" style:font-weight-asian="normal" style:font-size-complex="14pt" style:font-weight-complex="normal"/>
    </style:style>
    <style:style style:name="T7" style:family="text">
      <style:text-properties fo:font-size="14pt" fo:font-weight="normal" officeooo:rsid="001c1c6b" style:font-size-asian="14pt" style:font-weight-asian="normal" style:font-size-complex="14pt" style:font-weight-complex="normal"/>
    </style:style>
    <style:style style:name="T8" style:family="text">
      <style:text-properties fo:font-size="14pt" fo:font-weight="normal" officeooo:rsid="001cfaa6" style:font-size-asian="14pt" style:font-weight-asian="normal" style:font-size-complex="14pt" style:font-weight-complex="normal"/>
    </style:style>
    <style:style style:name="T9" style:family="text">
      <style:text-properties fo:font-size="14pt" fo:font-style="italic" style:text-underline-style="solid" style:text-underline-width="auto" style:text-underline-color="font-color" fo:font-weight="normal" officeooo:rsid="001a70d0" style:font-size-asian="14pt" style:font-style-asian="italic" style:font-weight-asian="normal" style:font-size-complex="14pt" style:font-style-complex="italic" style:font-weight-complex="normal"/>
    </style:style>
    <style:style style:name="T10" style:family="text">
      <style:text-properties fo:font-size="14pt" fo:font-style="italic" style:text-underline-style="solid" style:text-underline-width="auto" style:text-underline-color="font-color" fo:font-weight="normal" officeooo:rsid="000ac1bf" style:font-size-asian="14pt" style:font-style-asian="italic" style:font-weight-asian="normal" style:font-size-complex="14pt" style:font-style-complex="italic" style:font-weight-complex="normal"/>
    </style:style>
    <style:style style:name="T11" style:family="text">
      <style:text-properties officeooo:rsid="0012d867"/>
    </style:style>
    <style:style style:name="T12" style:family="text">
      <style:text-properties officeooo:rsid="00134429"/>
    </style:style>
    <style:style style:name="T13" style:family="text">
      <style:text-properties officeooo:rsid="00136c57"/>
    </style:style>
    <style:style style:name="T14" style:family="text">
      <style:text-properties fo:font-weight="bold" style:font-weight-asian="bold" style:font-weight-complex="bold"/>
    </style:style>
    <style:style style:name="T15" style:family="text">
      <style:text-properties officeooo:rsid="0014e2ba"/>
    </style:style>
    <style:style style:name="T16" style:family="text">
      <style:text-properties officeooo:rsid="0016c9dd"/>
    </style:style>
    <style:style style:name="T17"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Programming for Robotics</text:p>
      <text:p text:style-name="P1"/>
      <text:p text:style-name="P1"/>
      <text:p text:style-name="P2">Open Terminal: <text:span text:style-name="T15">alt</text:span>+ ctrl + t</text:p>
      <text:p text:style-name="P2">Close Terminal ctrl+ d</text:p>
      <text:p text:style-name="P3"/>
      <text:p text:style-name="P3"/>
      <text:p text:style-name="P10">Linux File System:</text:p>
      <text:p text:style-name="P10"/>
      <text:list xml:id="list764896764" text:style-name="L1">
        <text:list-item>
          <text:p text:style-name="P11"><text:s text:c="2"/>How to navigate through a Linux file system</text:p>
        </text:list-item>
        <text:list-item>
          <text:p text:style-name="P11"><text:s text:c="2"/>How to interact with a Linux files system</text:p>
        </text:list-item>
        <text:list-item>
          <text:p text:style-name="P11"><text:s text:c="2"/>How to edit files using Shell (gedit editor)</text:p>
        </text:list-item>
        <text:list-item>
          <text:p text:style-name="P11"><text:s text:c="2"/>Manage access to files (permissions)</text:p>
        </text:list-item>
        <text:list-item>
          <text:p text:style-name="P11"><text:s text:c="2"/>Create simple Linux programs (Bash Scripts)</text:p>
        </text:list-item>
        <text:list-item>
          <text:p text:style-name="P11"><text:s text:c="2"/>Manage execution of Linux programs (processes)</text:p>
        </text:list-item>
        <text:list-item>
          <text:p text:style-name="P11"><text:s text:c="2"/>How to connect to the remote computer of a robot (ssh)</text:p>
        </text:list-item>
        <text:list-item>
          <text:p text:style-name="P11"><text:s text:c="2"/>Perception with ROS</text:p>
          <text:p text:style-name="P11"/>
        </text:list-item>
      </text:list>
      <text:p text:style-name="P10"/>
      <text:p text:style-name="P10">Source: \url{https://www.hostinger.in/tutorials/linux-commands}</text:p>
      <text:p text:style-name="P10"><text:s/></text:p>
      <text:p text:style-name="P10"/>
      <text:p text:style-name="P10">pwd <text:s text:c="2"/></text:p>
      <text:p text:style-name="P10">pwd command to find out the path of the current working directory (folder) you’re in. <text:s text:c="2"/></text:p>
      <text:p text:style-name="P10"><text:s text:c="5"/></text:p>
      <text:p text:style-name="P10"><text:s text:c="5"/></text:p>
      <text:p text:style-name="P10">cd <text:s text:c="2"/></text:p>
      <text:p text:style-name="P10">cd command is used to navigate through the Linux files and directories. It requires either the full path or the name of the directory. <text:s/></text:p>
      <text:p text:style-name="P10">cd .. (with space and two dots) to move one directory up <text:s text:c="2"/></text:p>
      <text:p text:style-name="P10">cd (with tilde) to go straight to the home folder <text:s text:c="2"/></text:p>
      <text:p text:style-name="P10">cd- (with a hyphen) to move to your previous directory <text:s/></text:p>
      <text:p text:style-name="P10"/>
      <text:p text:style-name="P10"><text:s/>ls <text:s text:c="2"/></text:p>
      <text:p text:style-name="P10">ls command is used to view the contents of a directory. By default, this command will display the contents of your current working directory. <text:s text:c="2"/></text:p>
      <text:p text:style-name="P10">ls -R will list all the files in the sub-directories as well <text:s text:c="2"/></text:p>
      <text:p text:style-name="P10">ls -a will show the hidden files <text:s text:c="2"/></text:p>
      <text:p text:style-name="P10">ls -al will list the files and directories with detailed information like the permissions, size, owner, etc. <text:s text:c="2"/></text:p>
      <text:p text:style-name="P10"/>
      <text:p text:style-name="P10">cat <text:s text:c="2"/></text:p>
      <text:p text:style-name="P10">cat command is used to display the contents of a file on the standard on screen. <text:s text:c="2"/></text:p>
      <text:p text:style-name="P10">cat &gt; filename creates a new file <text:s text:c="2"/></text:p>
      <text:p text:style-name="P10"><text:soft-page-break/>cat filename1 filename2&gt;filename3 joins two files (1 and 2) and stores the output of them in a new file (3) <text:s text:c="2"/></text:p>
      <text:p text:style-name="P10"><text:s/></text:p>
      <text:p text:style-name="P10">cp <text:s text:c="2"/></text:p>
      <text:p text:style-name="P10">cp &lt;file/folder we want to copy&gt; &lt;name of the new file/folder&gt; <text:s/></text:p>
      <text:p text:style-name="P10">cp -r my_scripts/ my_scripts_copy/ <text:s text:c="2"/></text:p>
      <text:p text:style-name="P10">cp –help <text:s text:c="2"/></text:p>
      <text:p text:style-name="P10">cp command to copy files from the current directory to a different directory. <text:s text:c="2"/></text:p>
      <text:p text:style-name="P10"/>
      <text:p text:style-name="P10">mv command <text:s text:c="2"/></text:p>
      <text:p text:style-name="P10">mv command is used to move files and rename files. <text:s/></text:p>
      <text:p text:style-name="P10">To rename files, the Linux command is mv oldname.ext newname.ext <text:s/></text:p>
      <text:p text:style-name="P10">mv &lt;file/folder we want to move&gt; &lt;destination&gt; <text:s/></text:p>
      <text:p text:style-name="P10"/>
      <text:p text:style-name="P10">mkdir <text:s text:c="2"/></text:p>
      <text:p text:style-name="P10">mkdir command is used to make a new directory <text:s text:c="2"/></text:p>
      <text:p text:style-name="P10">There are extra mkdir commands as well: <text:s/></text:p>
      <text:p text:style-name="P10">mkdir dirName <text:s text:c="2"/></text:p>
      <text:p text:style-name="P10">use the p (parents) option to create a directory in between two existing directories. For example, <text:s text:c="2"/></text:p>
      <text:p text:style-name="P10">mkdir -p Music/2020/Newfile will create the new “2020” file. <text:s text:c="2"/></text:p>
      <text:p text:style-name="P10"/>
      <text:p text:style-name="P10"><text:s/>rmdir <text:s text:c="2"/></text:p>
      <text:p text:style-name="P10">rmdir command is used to delete a directory. However, rmdir only allows you to delete empty directories. <text:s/></text:p>
      <text:p text:style-name="P10"/>
      <text:p text:style-name="P10">rm <text:s text:c="2"/></text:p>
      <text:p text:style-name="P10">rm command is used to delete directories and the contents within them. If you only want to delete the directory — as an alternative to rmdir — use rm -r. <text:s/></text:p>
      <text:p text:style-name="P10"/>
      <text:p text:style-name="P10">touch </text:p>
      <text:p text:style-name="P10">touch command allows you to create a blank new file through the Linux command line. <text:s text:c="2"/></text:p>
      <text:p text:style-name="P10">Example: touch /home/newfile.txt <text:s text:c="2"/></text:p>
      <text:p text:style-name="P10"/>
      <text:p text:style-name="P10">locate <text:s text:c="2"/></text:p>
      <text:p text:style-name="P10">locate command is used to locate a file, just like the search command in Windows. Use -i for case insensitive. <text:s text:c="2"/></text:p>
      <text:p text:style-name="P10">locate -i word1*word2 to search for a file that contains two or more words. <text:s text:c="2"/></text:p>
      <text:p text:style-name="P10"/>
      <text:p text:style-name="P10">find <text:s text:c="2"/></text:p>
      <text:p text:style-name="P10">find is used to search for files and directories. The difference is, you use the find command to locate files within a given directory. <text:s/></text:p>
      <text:p text:style-name="P10">As an example, find /home/ -name notes.txt command will search for a file called notes.txt within the home directory and its sub directories. <text:s/></text:p>
      <text:p text:style-name="P10"><text:soft-page-break/>Other variations when using the find are: <text:s/></text:p>
      <text:p text:style-name="P10">To find files in the current directory use, find . -name notes.txt <text:s text:c="2"/></text:p>
      <text:p text:style-name="P10">To look for directories use, \/ -type d -name notes.txt <text:s text:c="2"/></text:p>
      <text:p text:style-name="P10"/>
      <text:p text:style-name="P10">grep <text:s text:c="2"/></text:p>
      <text:p text:style-name="P10">grep is used to search through all the text in each file. <text:s/></text:p>
      <text:p text:style-name="P10">To illustrate, grep blue notepad.txt will search for the word blue in the notepad file. Lines that contain the searched word will be displayed fully. <text:s/></text:p>
      <text:p text:style-name="P10"/>
      <text:p text:style-name="P10">sudo <text:s text:c="2"/></text:p>
      <text:p text:style-name="P10">Short for “SuperUser Do”, sudo command is used to perform tasks that require administrative or root permissions. <text:s text:c="2"/></text:p>
      <text:p text:style-name="P10"/>
      <text:p text:style-name="P10">df <text:s text:c="2"/></text:p>
      <text:p text:style-name="P10">df command to get a report on the system’s disk space usage, shown in percentage and kilo bytes. If you want to see the report in megabytes, type df -m. <text:s/></text:p>
      <text:p text:style-name="P10"/>
      <text:p text:style-name="P10">du <text:s text:c="2"/></text:p>
      <text:p text:style-name="P10">du (Disk Usage) command is to check how much space a file or a directory takes. However, the disk usage summary will show disk block numbers instead of the usual size format. If you want to see it in bytes, kilobytes, and megabytes, add the -h argument to the command line. <text:s/></text:p>
      <text:p text:style-name="P10"/>
      <text:p text:style-name="P10">head <text:s text:c="2"/></text:p>
      <text:p text:style-name="P10">head command is used to view the first lines of any text file. By default, it will show the first ten lines, but you can change this number to your liking. For example, if you only want to show the first five lines, type head -n 5 filename.ext. <text:s/></text:p>
      <text:p text:style-name="P10"/>
      <text:p text:style-name="P10">tail <text:s text:c="2"/></text:p>
      <text:p text:style-name="P10">tail command will display the last ten lines of a text file. For example, tail -n filename.ext <text:s/></text:p>
      <text:p text:style-name="P10"/>
      <text:p text:style-name="P10">diff <text:s text:c="2"/></text:p>
      <text:p text:style-name="P10">diff command compares the contents of two files line by line. After analyzing the files, it will output the lines that do not match. Programmers often use this command when they need to make program alterations instead of rewriting the entire source code. <text:s/></text:p>
      <text:p text:style-name="P10">The simplest form of this command is diff file1.ext file2.ext <text:s/></text:p>
      <text:p text:style-name="P10"/>
      <text:p text:style-name="P10">tar <text:s text:c="2"/></text:p>
      <text:p text:style-name="P10">tar command is used to archive multiple files into zip format, with compression being optional. <text:s/></text:p>
      <text:p text:style-name="P10"/>
      <text:p text:style-name="P10">chmod <text:s text:c="2"/></text:p>
      <text:p text:style-name="P10"><text:soft-page-break/>chmod is used to change the read, write, and execute permissions of files and directories. <text:s text:c="2"/></text:p>
      <text:p text:style-name="P10">chmod octal file – change the permissions of file to octal, which can be found separately for user, <text:s text:c="2"/>group, and world by <text:s/>adding: <text:s/></text:p>
      <text:p text:style-name="P10">4 – read (r) <text:s/></text:p>
      <text:p text:style-name="P10">2 – write (w) <text:s/></text:p>
      <text:p text:style-name="P10">1 – execute (x) <text:s text:c="2"/></text:p>
      <text:p text:style-name="P10">Examples: <text:s/></text:p>
      <text:p text:style-name="P10">chmod 777 – read, write, execute for all <text:s/></text:p>
      <text:p text:style-name="P10">chmod 755 – rwx for owner, rx for group and world <text:s/></text:p>
      <text:p text:style-name="P10">chmod +x read.py give permission to file read.py for execution. <text:s/></text:p>
      <text:p text:style-name="P10"/>
      <text:p text:style-name="P10">chown <text:s text:c="2"/></text:p>
      <text:p text:style-name="P10">chown command enables you to change or transfer the ownership of a file to the specified username. For instance, chown linuxuser2 file.ext will make linuxuser2 as the owner of the file.ext. <text:s/></text:p>
      <text:p text:style-name="P10"/>
      <text:p text:style-name="P10">jobs <text:s text:c="2"/></text:p>
      <text:p text:style-name="P10">jobs command will display all current jobs along with their statuses. A job is basically a process that is started by the shell. <text:s/></text:p>
      <text:p text:style-name="P10"/>
      <text:p text:style-name="P10">kill <text:s text:c="2"/></text:p>
      <text:p text:style-name="P10">kill is used to terminate unresponsive program. It will send a certain signal to the misbehaving app and instructs the app to terminate itself. <text:s/></text:p>
      <text:p text:style-name="P10">SIGTERM (15) — requests a program to stop running and gives it some time to save all of its progress. If you don’t specify the signal when entering the kill command, this signal will be used. <text:s text:c="2"/></text:p>
      <text:p text:style-name="P10">SIGKILL (9) — forces programs to stop immediately. Unsaved progress will be lost. <text:s text:c="2"/></text:p>
      <text:p text:style-name="P10">Besides knowing the signals, you also need to know the process identification number (PID) of the program you want to kill. If you don’t know the PID, simply run the command ps ux. <text:s/></text:p>
      <text:p text:style-name="P10">After knowing what signal you want to use and the PID of the program, enter the following syntax: <text:s/></text:p>
      <text:p text:style-name="P10">kill [signal option] PID. <text:s/></text:p>
      <text:p text:style-name="P10"/>
      <text:p text:style-name="P10">ping <text:s text:c="2"/></text:p>
      <text:p text:style-name="P10">ping command is used to check your connectivity status to a server. For example, by simply entering ping google.com, the command will check whether you’re able to connect to Google and also measure the response time. <text:s/></text:p>
      <text:p text:style-name="P10"/>
      <text:p text:style-name="P10">wget <text:s text:c="2"/></text:p>
      <text:p text:style-name="P10">wget command line is used to download files from the internet. Simply type wget followed by the download link. <text:s/></text:p>
      <text:p text:style-name="P10"/>
      <text:p text:style-name="P10">uname <text:s text:c="2"/></text:p>
      <text:p text:style-name="P10"><text:soft-page-break/>uname command, short for Unix Name, will print detailed information about your Linux system like the machine name, operating system, kernel, and so on. <text:s/></text:p>
      <text:p text:style-name="P10"/>
      <text:p text:style-name="P10">top <text:s text:c="2"/></text:p>
      <text:p text:style-name="P10">top is equivalent to Task Manager in Windows, the top command will display a list of running processes and how much CPU each process uses. It’s very useful to monitor system resource usage, especially knowing which process needs to be terminated because it consumes too many resources. <text:s/></text:p>
      <text:p text:style-name="P10"/>
      <text:p text:style-name="P10">history <text:s text:c="2"/></text:p>
      <text:p text:style-name="P10">When you have been using Linux for a certain period of time, you will quickly notice that you can run hundreds of commands every day. As such, running history command is particularly useful if you want to review the commands you have entered before. <text:s/></text:p>
      <text:p text:style-name="P10"/>
      <text:p text:style-name="P10">man <text:s text:c="2"/></text:p>
      <text:p text:style-name="P10">man <text:s/>gives the detail of manual instruction of the command. Example man tail will show the manual instruction of the tail command.</text:p>
      <text:p text:style-name="P10"/>
      <text:p text:style-name="P10">echo </text:p>
      <text:p text:style-name="P10">echo command is used to move some data into a file. For example, if you want to add the text, “Hello, my name is John” into a file called name.txt, you would type echo Hello, my name is John &gt;&gt; name.txt <text:s/></text:p>
      <text:p text:style-name="P10"/>
      <text:p text:style-name="P10">zip, unzip <text:s text:c="2"/></text:p>
      <text:p text:style-name="P10">Use the zip command to compress your files into a zip archive, and use the unzip command to extract the zipped files from a zip archive. <text:s/></text:p>
      <text:p text:style-name="P10"/>
      <text:p text:style-name="P10">hostname <text:s text:c="2"/></text:p>
      <text:p text:style-name="P10">If you want to know the name of your host/network simply type hostname. Adding a -i to the end will display the IP address of your network. <text:s/></text:p>
      <text:p text:style-name="P10"/>
      <text:p text:style-name="P10">useradd, userdel <text:s text:c="2"/></text:p>
      <text:p text:style-name="P10">Since Linux is a multi-user system, this means more than one person can interact with the same system at the same time. useradd is used to create a new user, while passwd is adding a password to that user’s account. To add a new person named John type, useradd John and then to add his password type, passwd 123456789. <text:s/></text:p>
      <text:p text:style-name="P10">To remove a user is very similar to adding a new user. To delete the users account type, userdel UserName <text:s/></text:p>
      <text:p text:style-name="P10"/>
      <text:p text:style-name="P10">Use the clear command to clean out the terminal if it is getting cluttered with too many past commands. <text:s/></text:p>
      <text:p text:style-name="P10">Try the TAB button to autofill what you are typing. <text:s text:c="2"/></text:p>
      <text:p text:style-name="P10">Ctrl+C and Ctrl+Z are used to stop any command that is currently working. Ctrl+C will stop and terminate the command, while Ctrl+Z will simply pause the command. <text:s/></text:p>
      <text:p text:style-name="P10"><text:soft-page-break/>If you accidental freeze your terminal by using Ctrl+S, simply undo this with the unfreeze Ctrl+Q. <text:s/></text:p>
      <text:p text:style-name="P10">Ctrl+A moves you to the beginning of the line while Ctrl+E moves you to the end. <text:s/></text:p>
      <text:p text:style-name="P10">You can run multiple commands in one single command by using the “;” to separate them. For example Command1; Command2; Command3. Or use if you only want the next command to run when the first one is successful. <text:s/></text:p>
      <text:p text:style-name="P9"/>
      <text:p text:style-name="P9"/>
      <text:p text:style-name="P9"/>
      <text:p text:style-name="P6"><text:span text:style-name="T14">Tab Completion</text:span> </text:p>
      <text:p text:style-name="P6"/>
      <text:p text:style-name="P6">$ls -l Do <text:s/></text:p>
      <text:p text:style-name="P6">$clear</text:p>
      <text:p text:style-name="P6">ctrl + a -beginning of the line <text:s/></text:p>
      <text:p text:style-name="P6">ctrl + e -End of the line <text:s/></text:p>
      <text:p text:style-name="P14"><text:span text:style-name="T2">ctrl + </text:span><text:span text:style-name="T3">← </text:span><text:span text:style-name="T2"><text:s text:c="2"/></text:span></text:p>
      <text:p text:style-name="P6">ctrl + →<text:span text:style-name="T1"> </text:span><text:s text:c="2"/></text:p>
      <text:p text:style-name="P6">ctrl + u - delete cursor to start <text:s/></text:p>
      <text:p text:style-name="P6">ctrl + k - delete cursor to end </text:p>
      <text:p text:style-name="P14"><text:span text:style-name="T2">ctrl + shift + </text:span><text:span text:style-name="T4">c</text:span><text:span text:style-name="T2"> - </text:span><text:span text:style-name="T5">c</text:span><text:span text:style-name="T2">opy to </text:span><text:span text:style-name="T5">c</text:span><text:span text:style-name="T2">lipboard </text:span></text:p>
      <text:p text:style-name="P6">ctrl + shift + v - <text:span text:style-name="T11">c</text:span>opy from <text:span text:style-name="T11">c</text:span>lipboard </text:p>
      <text:p text:style-name="P6">ctrl + r - <text:span text:style-name="T13">s</text:span>earch command history <text:s/></text:p>
      <text:p text:style-name="P6">ctrl + c - <text:span text:style-name="T12">c</text:span>ancel the command </text:p>
      <text:p text:style-name="P6">uparrow - previous command </text:p>
      <text:p text:style-name="P6">downarrow - next command </text:p>
      <text:p text:style-name="P6"/>
      <text:p text:style-name="P2">Type and note down the operations</text:p>
      <text:p text:style-name="P3"/>
      <text:p text:style-name="P3">$ ls <text:s/></text:p>
      <text:p text:style-name="P3">$ ls -l </text:p>
      <text:p text:style-name="P4">long list for more details <text:s/></text:p>
      <text:p text:style-name="P3">$ ls -lh </text:p>
      <text:p text:style-name="P3">{command}[options][argument]</text:p>
      <text:p text:style-name="P3">$ls -lah /opt </text:p>
      <text:p text:style-name="P3">$ls -a - list all </text:p>
      <text:p text:style-name="P5">$ls -F list.txt </text:p>
      <text:p text:style-name="P3">$man ls </text:p>
      <text:p text:style-name="P3">$ls --help </text:p>
      <text:p text:style-name="P3">$ls -l --human-readable <text:s/></text:p>
      <text:p text:style-name="P3">q to quit <text:s/></text:p>
      <text:p text:style-name="P3"/>
      <text:p text:style-name="P3"><text:span text:style-name="T14">apropos list - lists all those commands</text:span> </text:p>
      <text:p text:style-name="P3">$file myfile.txt - determines file type </text:p>
      <text:p text:style-name="P3">$stat myfile.txt - display ownership <text:s/></text:p>
      <text:p text:style-name="P3">$cd Document/ </text:p>
      <text:p text:style-name="P3"><text:soft-page-break/>$pwd - print working directory <text:s/></text:p>
      <text:p text:style-name="P3">$cd .. - previous directory <text:s text:c="2"/></text:p>
      <text:p text:style-name="P3">$cd <text:span text:style-name="T16">~</text:span> - goes to home folder <text:s/></text:p>
      <text:p text:style-name="P3"/>
      <text:p text:style-name="P3">$echo Hello <text:s/></text:p>
      <text:p text:style-name="P3">$echo "Hello" <text:s/></text:p>
      <text:p text:style-name="P3">$cal <text:s/></text:p>
      <text:p text:style-name="P3">$cal 2017 <text:s/></text:p>
      <text:p text:style-name="P3">$cal 12 2017</text:p>
      <text:p text:style-name="P3">$cal -A 1 12 2021 - after one month <text:s/></text:p>
      <text:p text:style-name="P3">$cal -B 1 12 2021 - before one month <text:s/></text:p>
      <text:p text:style-name="P3">$cal -A 1 -B 1 12 2021 - after and before one month <text:s/></text:p>
      <text:p text:style-name="P3">$cal -y <text:s/></text:p>
      <text:p text:style-name="P3">$date <text:s/></text:p>
      <text:p text:style-name="P3">$date -u - universal time <text:s/></text:p>
      <text:p text:style-name="P3">$date --universal (long names preceded by --) </text:p>
      <text:p text:style-name="P3">$history <text:s text:c="2"/></text:p>
      <text:p text:style-name="P3">$!1 - executes first command </text:p>
      <text:p text:style-name="P3">$!! - executes previous command </text:p>
      <text:p text:style-name="P3">$history -c; history -w clears history <text:s/></text:p>
      <text:p text:style-name="P3">$exit</text:p>
      <text:p text:style-name="P3">$echo $PATH <text:s/>- gives the shell script path <text:s/></text:p>
      <text:p text:style-name="P3">$which cal <text:s/></text:p>
      <text:p text:style-name="P3">$which echo <text:s/></text:p>
      <text:p text:style-name="P3">$which which <text:s/></text:p>
      <text:p text:style-name="P3">$cat 1&gt;output.txt - deletes the data written before </text:p>
      <text:p text:style-name="P3"/>
      <text:p text:style-name="P3">standard input - keyboard- 0 <text:s/></text:p>
      <text:p text:style-name="P3">standard output - monitor - 1 <text:s/></text:p>
      <text:p text:style-name="P3">error - 2 </text:p>
      <text:p text:style-name="P3"/>
      <text:p text:style-name="P3">$cat &gt;&gt;output.txt - appends to the data written before </text:p>
      <text:p text:style-name="P3">$cat 2&gt;&gt;error.txt - writes the error to error.txt </text:p>
      <text:p text:style-name="P3">$cat -k xyz 2&gt;error.txt - writes the error to error.txt </text:p>
      <text:p text:style-name="P3">$cat input.txt <text:s/></text:p>
      <text:p text:style-name="P3">"Hello World!" </text:p>
      <text:p text:style-name="P3">$cat 0&lt;input.txt </text:p>
      <text:p text:style-name="P3">$cat &lt;input.txt </text:p>
      <text:p text:style-name="P3">$cat &lt;input.txt 1&gt;output.txt </text:p>
      <text:p text:style-name="P3">$tty - gives dev/pts/l <text:s/></text:p>
      <text:p text:style-name="P3">$date 1&gt;date.txt <text:s/></text:p>
      <text:p text:style-name="P3">$cat 0&lt;date.txt --delimiter = <text:s/>" " --fields 1 <text:s/></text:p>
      <text:p text:style-name="P3">$date | cut --delimiter = " " --fields 1 <text:s/></text:p>
      <text:p text:style-name="P3">$date | cut --delimiter = " " --fields 1 &gt; today.txt <text:s/></text:p>
      <text:p text:style-name="P3">$date | cut <text:s/>&gt;today.txt --delimiter = <text:s/>" " --fields 1 <text:s/></text:p>
      <text:p text:style-name="P3"><text:soft-page-break/>$date | tee full.txt | cut --delimiter = " " --fields 1 &gt; today.txt <text:s/></text:p>
      <text:p text:style-name="P3">tee stores in the file full.txt also pipe helps to store data in today.txt </text:p>
      <text:p text:style-name="P3">$date | echo "hello" <text:s/></text:p>
      <text:p text:style-name="P3">$date | xargs echo "hello" </text:p>
      <text:p text:style-name="P3">$date | cut --delimiter = " " --fields 1 &gt; today.txt <text:s/></text:p>
      <text:p text:style-name="P3">$date | cut --delimiter = " " --fields 1 | xargs echo </text:p>
      <text:p text:style-name="P3"/>
      <text:p text:style-name="P3">$rm file.txt </text:p>
      <text:p text:style-name="P3">$cat file.txt | xargs rm <text:s/></text:p>
      <text:p text:style-name="P3">Aliases - nicknames for pipelines </text:p>
      <text:p text:style-name="P3">$cd \texttildelow </text:p>
      <text:p text:style-name="P3">$gedit .bash_aliases - shows hidden files <text:s/></text:p>
      <text:p text:style-name="P3"/>
      <text:p text:style-name="P3">alias getdate = 'date | tee <text:span text:style-name="T17">/home/asha/text.txt </text:span>| cut --delimiter = " " --fields 1 | tee /home/asha/date.txt | xargs echo hello' <text:s/></text:p>
      <text:p text:style-name="P3">save - close - open terminal <text:s/></text:p>
      <text:p text:style-name="P3">$getdates <text:s text:c="2"/></text:p>
      <text:p text:style-name="P3"/>
      <text:p text:style-name="P3">open .bashrc_aliases </text:p>
      <text:p text:style-name="P3">add the following lines <text:s/></text:p>
      <text:p text:style-name="P3">alias calmagic = "cal -A 1 -B 1 2021 &gt; <text:span text:style-name="T17">/home/asha/thing.txt" </text:span></text:p>
      <text:p text:style-name="P3">save and close </text:p>
      <text:p text:style-name="P3"/>
      <text:p text:style-name="P3">ctrl+alt+t <text:s/></text:p>
      <text:p text:style-name="P3">$echo 12 2017 | calmagic </text:p>
      <text:p text:style-name="P3"/>
      <text:p text:style-name="P2">wild cards *</text:p>
      <text:p text:style-name="P3"/>
      <text:p text:style-name="P3">ls * </text:p>
      <text:p text:style-name="P3">ls D* </text:p>
      <text:p text:style-name="P3">ls Do* </text:p>
      <text:p text:style-name="P3">ls *.txt - all that ends with .txt </text:p>
      <text:p text:style-name="P3">ls ?.txt - ? single letter.txt</text:p>
      <text:p text:style-name="P3">ls ??.txt </text:p>
      <text:p text:style-name="P3">ls file[1234567890].txt</text:p>
      <text:p text:style-name="P3">ls file*.txt</text:p>
      <text:p text:style-name="P3">ls file[0-9]/txt</text:p>
      <text:p text:style-name="P3">ls file[A-Z].txt</text:p>
      <text:p text:style-name="P3">ls file[0-9][0-9].txt</text:p>
      <text:p text:style-name="P3">ls file[0-9][A-Z][a-z].txt</text:p>
      <text:p text:style-name="P3">ls file[0-9ABC].txt</text:p>
      <text:p text:style-name="P3">cd Desktop/</text:p>
      <text:p text:style-name="P3">touch file.txt</text:p>
      <text:p text:style-name="P13"><text:span text:style-name="T2">touch </text:span><text:span text:style-name="T9">~</text:span><text:span text:style-name="T10">/Documents/asha.txt</text:span></text:p>
      <text:p text:style-name="P3">echo "Hello" &gt; hello.txt</text:p>
      <text:p text:style-name="P3"><text:soft-page-break/>mkdir fodername</text:p>
      <text:p text:style-name="P13"><text:span text:style-name="T2">mkdir </text:span><text:span text:style-name="T6">~</text:span><text:span text:style-name="T2">/Pictures/myPics</text:span></text:p>
      <text:p text:style-name="P3">mkdir -p myFolder</text:p>
      <text:p text:style-name="P13"><text:span text:style-name="T2">cd </text:span><text:span text:style-name="T7">~</text:span><text:span text:style-name="T2">/Desktop/</text:span></text:p>
      <text:p text:style-name="P3">mkdir \{jan, feb, mar\}_\{2020, 2021\}</text:p>
      <text:p text:style-name="P3">mkdir \{jan, feb, mar\}_\{2020 .. 2025\}</text:p>
      <text:p text:style-name="P3">touch \{jan, feb, mar\}_{2020 .. 2025\}/file\{1 ..10\}.txt</text:p>
      <text:p text:style-name="P3">ls \{jan, feb, mar\}_\{2020 .. 2025\}/file\{1 ..10\} &gt; output.txt</text:p>
      <text:p text:style-name="P3">touch file\{A,B,C\}.txt</text:p>
      <text:p text:style-name="P3">touch file\{A .. C\}.txt</text:p>
      <text:p text:style-name="P3"/>
      <text:p text:style-name="P2">Delete files and Folders</text:p>
      <text:p text:style-name="P3">rm</text:p>
      <text:p text:style-name="P12">rm asha.txt</text:p>
      <text:p text:style-name="P3">rm Documents/asha.txt</text:p>
      <text:p text:style-name="P3">touch file\{1 ..3\}.txt </text:p>
      <text:p text:style-name="P3">rm *.txt - removes all those ends with .txt</text:p>
      <text:p text:style-name="P3">rm file*</text:p>
      <text:p text:style-name="P3">rm *2* </text:p>
      <text:p text:style-name="P3">rm *.jpg</text:p>
      <text:p text:style-name="P3">rm *\[2,3\]*</text:p>
      <text:p text:style-name="P3">rm -r folderName</text:p>
      <text:p text:style-name="P3">mkdir -p folder/file\{1,2,3\} </text:p>
      <text:p text:style-name="P3">touch folder/file\{1,2,3\}/file\{1,2,3\}.txt</text:p>
      <text:p text:style-name="P3">rm -r folder</text:p>
      <text:p text:style-name="P3">rm -ri folder</text:p>
      <text:p text:style-name="P3"/>
      <text:p text:style-name="P3"/>
      <text:p text:style-name="P3"><text:span text:style-name="T14">Copy files and Folders</text:span> </text:p>
      <text:p text:style-name="P3"/>
      <text:p text:style-name="P3">cp file1.txt file2.txt </text:p>
      <text:p text:style-name="P3">rm file*</text:p>
      <text:p text:style-name="P3">. - this folder</text:p>
      <text:p text:style-name="P3">.. - previous folder</text:p>
      <text:p text:style-name="P3"/>
      <text:p text:style-name="P3"><text:span text:style-name="T14">Rename files and folders</text:span> </text:p>
      <text:p text:style-name="P3"/>
      <text:p text:style-name="P3">cd Desktop/</text:p>
      <text:p text:style-name="P3">mv oldfile.txt newfile.txt</text:p>
      <text:p text:style-name="P3">mv oldfolder newfolder</text:p>
      <text:p text:style-name="P3">mv file* newfolder</text:p>
      <text:p text:style-name="P13"><text:span text:style-name="T2">mv newfolder/ </text:span><text:span text:style-name="T8">~</text:span><text:span text:style-name="T2"> /Documents/</text:span></text:p>
      <text:p text:style-name="P3"/>
      <text:p text:style-name="P3"/>
      <text:p text:style-name="P3">sudo apt install mlocate</text:p>
      <text:p text:style-name="P3"><text:soft-page-break/>locate *.conf</text:p>
      <text:p text:style-name="P3">locate *.CONF</text:p>
      <text:p text:style-name="P3">locate -i *.CONF</text:p>
      <text:p text:style-name="P3">locate -i --limit 3 *.CONF</text:p>
      <text:p text:style-name="P3">locate -S</text:p>
      <text:p text:style-name="P3">locate -S &gt;~/Desktop/data.txt</text:p>
      <text:p text:style-name="P3">locate -i --limit 3 *.CONF&gt;~/Desktop/list.txt</text:p>
      <text:p text:style-name="P3">locate -e .com</text:p>
      <text:p text:style-name="P3">locate -e .conf</text:p>
      <text:p text:style-name="P3">locate --existing .conf</text:p>
      <text:p text:style-name="P3">locate --follow .conf</text:p>
      <text:p text:style-name="P3">locate --follow *.conf</text:p>
      <text:p text:style-name="P3">locate --existing --follow -i --limit 5 *.conf</text:p>
      <text:p text:style-name="P3">touch findme.txt</text:p>
      <text:p text:style-name="P3">locate findme.txt</text:p>
      <text:p text:style-name="P3">updatedb</text:p>
      <text:p text:style-name="P3">man updatedb</text:p>
      <text:p text:style-name="P3">sudo updatedb</text:p>
      <text:p text:style-name="P3">locate findme.txt</text:p>
      <text:p text:style-name="P3">cd ..</text:p>
      <text:p text:style-name="P3">locate findme.txt</text:p>
      <text:p text:style-name="P3">cd Desktop/</text:p>
      <text:p text:style-name="P3">locate -S</text:p>
      <text:p text:style-name="P3">locate -S &gt; data_after.txt</text:p>
      <text:p text:style-name="P3">locate --existing --follow findme.txt</text:p>
      <text:p text:style-name="P3">find</text:p>
      <text:p text:style-name="P3">find /home</text:p>
      <text:p text:style-name="P3">find /etc</text:p>
      <text:p text:style-name="P12">find /home/asha</text:p>
      <text:p text:style-name="P3">cd Desktop/</text:p>
      <text:p text:style-name="P12">mkdir asha.txt</text:p>
      <text:p text:style-name="P12">mkdir asha</text:p>
      <text:p text:style-name="P12">cd asha</text:p>
      <text:p text:style-name="P12">touch asha.txt</text:p>
      <text:p text:style-name="P12">cd ..</text:p>
      <text:p text:style-name="P12">cd asha2</text:p>
      <text:p text:style-name="P12">mkdir asha2</text:p>
      <text:p text:style-name="P3">cd asha2</text:p>
      <text:p text:style-name="P3">find </text:p>
      <text:p text:style-name="P3">cd ..</text:p>
      <text:p text:style-name="P3">find</text:p>
      <text:p text:style-name="P3">cd ~/Documents/</text:p>
      <text:p text:style-name="P3">mkdir level1 </text:p>
      <text:p text:style-name="P3">cd level1/</text:p>
      <text:p text:style-name="P3">mkdir level2</text:p>
      <text:p text:style-name="P3"><text:soft-page-break/>cd level2</text:p>
      <text:p text:style-name="P3">mkdir level3</text:p>
      <text:p text:style-name="P3">cd level3</text:p>
      <text:p text:style-name="P3">touch level.txt</text:p>
      <text:p text:style-name="P3">cd ~/Documents/</text:p>
      <text:p text:style-name="P3">find</text:p>
      <text:p text:style-name="P3">find . -maxdepth 1</text:p>
      <text:p text:style-name="P3">find . -maxdepth 2</text:p>
      <text:p text:style-name="P3">find . -maxdepth 3</text:p>
      <text:p text:style-name="P3">find . -maxdepth 4</text:p>
      <text:p text:style-name="P3">find .</text:p>
      <text:p text:style-name="P3">find . -type f</text:p>
      <text:p text:style-name="P3">find . -type d</text:p>
      <text:p text:style-name="P3">find . -type d -maxdepth 1</text:p>
      <text:p text:style-name="P3">find . -maxdepth 1 -type d </text:p>
      <text:p text:style-name="P3">find . -maxdepth 1 -type f </text:p>
      <text:p text:style-name="P3">find . -name "5.txt"</text:p>
      <text:p text:style-name="P3">find . -name "level3.txt"</text:p>
      <text:p text:style-name="P3">find . -name "level4.txt"</text:p>
      <text:p text:style-name="P3">find . -name "*.txt"</text:p>
      <text:p text:style-name="P3">find . --maxdepth 3 -name "*.txt"</text:p>
      <text:p text:style-name="P3">find . -maxdepth 3 -name "*.txt"</text:p>
      <text:p text:style-name="P3">find . -maxdepth 2 -name "*.txt"</text:p>
      <text:p text:style-name="P3">find . -maxdepth 2 -name "?.txt"</text:p>
      <text:p text:style-name="P3">find . -maxdepth 2 -iname "*.TXT"</text:p>
      <text:p text:style-name="P3">find /-type f -size +1000k </text:p>
      <text:p text:style-name="P3">find /-type f -size +100k </text:p>
      <text:p text:style-name="P3">find / -type f -size +100k </text:p>
      <text:p text:style-name="P3">find / -type f -size +1000k </text:p>
      <text:p text:style-name="P3">sudo find / -type f -size +1000k </text:p>
      <text:p text:style-name="P3">sudo find / -type f -size +1000k |wc -l</text:p>
      <text:p text:style-name="P3">sudo find / -type f -size +1000k | wc -l</text:p>
      <text:p text:style-name="P3">sudo find / -type f -size +100k | wc -l</text:p>
      <text:p text:style-name="P3">find / -type f -size +100k | wc -l</text:p>
      <text:p text:style-name="P3">find / -type f -size +100k -size -5M</text:p>
      <text:p text:style-name="P3">find / -type f -size -100k -size +5M</text:p>
      <text:p text:style-name="P3">find / -type f -size -100k -o -size +5M</text:p>
      <text:p text:style-name="P3">find / -type f -size -100k -o -size +5M | wc -l</text:p>
      <text:p text:style-name="P3">cd Desktop/</text:p>
      <text:p text:style-name="P3">mkdir copy</text:p>
      <text:p text:style-name="P3">sudo find / -type <text:s/>f -size +100k ssize -5M</text:p>
      <text:p text:style-name="P3">sudo find / -type <text:s/>f -size +100k size -5M</text:p>
      <text:p text:style-name="P3">sudo find / -type <text:s/>f -size +100k -size -5M</text:p>
      <text:p text:style-name="P3">sudo find / -type <text:s/>f -size +100k -size -5M |wc -l</text:p>
      <text:p text:style-name="P3">sudo find / -type <text:s/>f -size +100k -size -5M | wc -l</text:p>
      <text:p text:style-name="P3"><text:soft-page-break/>sudo find / -type <text:s/>f -size +100k -size -5M -exec cp WHT WHERE</text:p>
      <text:p text:style-name="P3">sudo find / -type <text:s/>f -size +100k -size -5M -exec cp {} ~/Desktop/copy</text:p>
      <text:p text:style-name="P3">sudo find / -type <text:s/>f -size +100k -size -5M -exec cp {} ~/Desktop/copy <text:s/>\;</text:p>
      <text:p text:style-name="P3">sudo find / -maxdepth 3 -type <text:s/>f -size +100k -size -5M -exec cp {} ~/Desktop/copy <text:s/>\;</text:p>
      <text:p text:style-name="P3">cd copy/</text:p>
      <text:p text:style-name="P3">ls</text:p>
      <text:p text:style-name="P3">cd ..</text:p>
      <text:p text:style-name="P3">sudo find / -maxdepth 3 -type <text:s/>f -size +100k -size -5M -ok cp {} ~/Desktop/copy <text:s/>\;</text:p>
      <text:p text:style-name="P3">touch <text:s/>haystack/folder{1..500}/files{1..500}.txt</text:p>
      <text:p text:style-name="P3">touch haystack/folder{1..500}/files{1..500}.txt</text:p>
      <text:p text:style-name="P3">touch haystack/folder${shuf -i 1-500 -n l}/needle.txt</text:p>
      <text:p text:style-name="P3">find haystack/ -type f -name "needle.txt"</text:p>
      <text:p text:style-name="P3">find haystack/ -type f -name "needle.txt" -exec mv {} ~/Desktop \;</text:p>
      <text:p text:style-name="P3"/>
      <text:p text:style-name="P3"/>
      <text:p text:style-name="P3">echo "Hello" &gt;file1.txt</text:p>
      <text:p text:style-name="P3">echo "there" &gt;file2.txt</text:p>
      <text:p text:style-name="P3">echo "Welcome" &gt;file3.txt</text:p>
      <text:p text:style-name="P3">cat file1.txt file2.txt file3.txt</text:p>
      <text:p text:style-name="P3">cat file1.txt file2.txt file3.txt &gt; file.txt</text:p>
      <text:p text:style-name="P3">cat file.txt</text:p>
      <text:p text:style-name="P3">cat file[1-3].txt &gt; file.txt</text:p>
      <text:p text:style-name="P3">ls</text:p>
      <text:p text:style-name="P3">echo "abc" &gt;&gt;new.txt </text:p>
      <text:p text:style-name="P3">echo "def" &gt;&gt;new.txt </text:p>
      <text:p text:style-name="P3">cat new.txt</text:p>
      <text:p text:style-name="P3">tac new.txt</text:p>
      <text:p text:style-name="P3">cat file[1-3].txt | tac </text:p>
      <text:p text:style-name="P3">cat file[1-3].txt | tac &gt; reverse.txt</text:p>
      <text:p text:style-name="P3">cat file[1-3].txt | rev</text:p>
      <text:p text:style-name="P3">cat file[1-3].txt | rev | tac</text:p>
      <text:p text:style-name="P3">cat file.txt | head</text:p>
      <text:p text:style-name="P3">head file.txt | head -n 2</text:p>
      <text:p text:style-name="P3">find | head -n 5</text:p>
      <text:p text:style-name="P3">find | head -n 5 | tac</text:p>
      <text:p text:style-name="P3">cat /etc/cups/cups-browsed.conf </text:p>
      <text:p text:style-name="P3">cat /etc/cups/cups-browsed.conf | wc -l</text:p>
      <text:p text:style-name="P3">head -n 20 /etc/cups/cups-browsed.conf | wc -l</text:p>
      <text:p text:style-name="P3">head -n 20 <text:s/>/etc/cups/cups-browsed.conf </text:p>
      <text:p text:style-name="P3">head -n 20 | cat /etc/cups/cups-browsed.conf </text:p>
      <text:p text:style-name="P3">head file.txt | tail -n 2</text:p>
      <text:p text:style-name="P3">tail -n 20 cat /etc/cups/cups-browsed.conf | wc -l</text:p>
      <text:p text:style-name="P3">tail -n 20 /etc/cups/cups-browsed.conf | wc -l</text:p>
      <text:p text:style-name="P3">tail -n 20 /etc/cups/cups-browsed.conf </text:p>
      <text:p text:style-name="P3">head -n 1 file.txt | tail -n 1</text:p>
      <text:p text:style-name="P3"><text:soft-page-break/>find <text:s/>| tail -n 3</text:p>
      <text:p text:style-name="P3">find <text:s/>| tail -n 3 &gt; export.txt</text:p>
      <text:p text:style-name="P3">cat export.txt</text:p>
      <text:p text:style-name="P3"/>
      <text:p text:style-name="P3"/>
      <text:p text:style-name="P12"/>
      <text:p text:style-name="P12">echo "asha" &gt;&gt; file.txt</text:p>
      <text:p text:style-name="P12">echo "vihan" &gt;&gt; file.txt</text:p>
      <text:p text:style-name="P12">echo "laxmi" &gt;&gt; file.txt</text:p>
      <text:p text:style-name="P3">sort file.txt &gt; sorted.txt</text:p>
      <text:p text:style-name="P3">cat sorted.txt</text:p>
      <text:p text:style-name="P3">sort file.txt | tac rev_sorted.txt</text:p>
      <text:p text:style-name="P3">sort file.txt | tac &gt; rev_sorted.txt</text:p>
      <text:p text:style-name="P3">cat rev_sorted.txt </text:p>
      <text:p text:style-name="P3">sort -r file.txt | less (sort the text)</text:p>
      <text:p text:style-name="P3">sort -r numbers.txt | less (wrong output )</text:p>
      <text:p text:style-name="P3">sort -n numbers.txt | less (n- number)</text:p>
      <text:p text:style-name="P3">sort -nr numbers.txt | less (nr- number and reverse)</text:p>
      <text:p text:style-name="P3">sort number.txt</text:p>
      <text:p text:style-name="P3">sort -u number.txt | less (u- unique_</text:p>
      <text:p text:style-name="P3">ls -l /etc/</text:p>
      <text:p text:style-name="P3">ls -l /etc | head -n 20</text:p>
      <text:p text:style-name="P3">ls -l /etc | head -n 20 | sort -k 5n</text:p>
      <text:p text:style-name="P3">ls -l /etc | head -n 20 | sort -k 5nr (n number)</text:p>
      <text:p text:style-name="P3">ls -l /etc | head -n 20 | sort -k 6hr (h human readable)</text:p>
      <text:p text:style-name="P3">ls -l /etc | head -n 20 | sort -k 5hr</text:p>
      <text:p text:style-name="P3">ls -lh /etc | head -n 20 | sort -k 5hr</text:p>
      <text:p text:style-name="P3">ls -lh /etc | head -n 20 | sort -k 6M (M-month)</text:p>
      <text:p text:style-name="P3">ls -lh /etc | head -n 20 | sort -k 6Mr (Mr-Month reverse)</text:p>
      <text:p text:style-name="P3">ls -lh /etc | head -n 20 | sort -k 7r</text:p>
      <text:p text:style-name="P3">ls -lh /etc | head -n 20 | sort -k 7nr</text:p>
      <text:p text:style-name="P3">ls -lh /etc | head -n 20 | sort -k 2n</text:p>
      <text:p text:style-name="P3">ls -lh /etc | head -n 20 | sort -k 2nr</text:p>
      <text:p text:style-name="P3"/>
      <text:p text:style-name="P3"/>
      <text:p text:style-name="P3"/>
      <text:p text:style-name="P3">echo "hello world" &gt; file.txt</text:p>
      <text:p text:style-name="P3">cat file.txt</text:p>
      <text:p text:style-name="P3">grep e file.txt (search e)</text:p>
      <text:p text:style-name="P3">grep -c e file.txt</text:p>
      <text:p text:style-name="P3">wc -l file.txt</text:p>
      <text:p text:style-name="P3">grep -i hello file.txt (i case insensitive)</text:p>
      <text:p text:style-name="P3">grep -i a file.txt</text:p>
      <text:p text:style-name="P3">grep -ic a file.txt</text:p>
      <text:p text:style-name="P3">grep -i "hello world" file.txt</text:p>
      <text:p text:style-name="P3"><text:soft-page-break/>grep -iv a file.txt (v search without a)</text:p>
      <text:p text:style-name="P3">grep -iv o file.txt</text:p>
      <text:p text:style-name="P3">grep -iv h file.txt</text:p>
      <text:p text:style-name="P3">grep -cv h file.txt</text:p>
      <text:p text:style-name="P3">cat file.txt</text:p>
      <text:p text:style-name="P3">grep -i "e" file1.txt file.txt</text:p>
      <text:p text:style-name="P3">grep -ci "e" file1.txt file.txt</text:p>
      <text:p text:style-name="P3">mkdir file</text:p>
      <text:p text:style-name="P3">mv hello.txt hello</text:p>
      <text:p text:style-name="P3">mv file.txt file</text:p>
      <text:p text:style-name="P3">ls file/ | grep file.txt</text:p>
      <text:p text:style-name="P3">ls -F </text:p>
      <text:p text:style-name="P3">ls -F /etc | grep -v</text:p>
      <text:p text:style-name="P3">ls -F /etc | grep -v / &gt;files.txt</text:p>
      <text:p text:style-name="P3">ls -F /etc | grep -v / sort -r &gt; files.txt</text:p>
      <text:p text:style-name="P3">ls -F /etc</text:p>
      <text:p text:style-name="P3">ls -F /etc | grep <text:s/>magic</text:p>
      <text:p text:style-name="P3">ls -F /etc | grep -v magic</text:p>
      <text:p text:style-name="P3">ls -F /etc | grep -v magic &gt;files.txt</text:p>
      <text:p text:style-name="P3">ls -F /etc | grep -v magic| sort -r &gt;files.txt</text:p>
      <text:p text:style-name="P3">ls -F /etc | grep -v/ | sort -r &gt;files.txt</text:p>
      <text:p text:style-name="P3">ls -F /etc | grep -v / | sort -r &gt;files.txt</text:p>
      <text:p text:style-name="P3">ls -F /etc | grep -v / </text:p>
      <text:p text:style-name="P3">man -k print | grep files</text:p>
      <text:p text:style-name="P3"/>
      <text:p text:style-name="P3"/>
      <text:p text:style-name="P3"><text:span text:style-name="T14">Archive and Compressing</text:span> </text:p>
      <text:p text:style-name="P3"/>
      <text:p text:style-name="P3"/>
      <text:p text:style-name="P3">ls</text:p>
      <text:p text:style-name="P3">ls -lh</text:p>
      <text:p text:style-name="P3">tar -cvf archive.tar file1.txt files.txt (c for create)</text:p>
      <text:p text:style-name="P3">ls</text:p>
      <text:p text:style-name="P3">ls -l | grep .tar</text:p>
      <text:p text:style-name="P3">file archive.tar </text:p>
      <text:p text:style-name="P3">mv archive.tar new.odt</text:p>
      <text:p text:style-name="P3">file new.odt</text:p>
      <text:p text:style-name="P3">mv new.odt new.tar</text:p>
      <text:p text:style-name="P3">ls</text:p>
      <text:p text:style-name="P3">tar -tf new.tar </text:p>
      <text:p text:style-name="P3">rm file?.txt</text:p>
      <text:p text:style-name="P3">ls</text:p>
      <text:p text:style-name="P3">tar -xvf new.tar (x for extract)</text:p>
      <text:p text:style-name="P3">ls</text:p>
      <text:p text:style-name="P3">gzip new.tar</text:p>
      <text:p text:style-name="P3"><text:soft-page-break/>ls</text:p>
      <text:p text:style-name="P3">ls -lh</text:p>
      <text:p text:style-name="P3">gunzip new.tar.gz </text:p>
      <text:p text:style-name="P3">ls</text:p>
      <text:p text:style-name="P3">ls -lh</text:p>
      <text:p text:style-name="P3">bzip2 new.tar </text:p>
      <text:p text:style-name="P3">ls</text:p>
      <text:p text:style-name="P3">ls -lh</text:p>
      <text:p text:style-name="P3">bunzip2 new.tar.bz2 </text:p>
      <text:p text:style-name="P3">ls</text:p>
      <text:p text:style-name="P3">zip other.zip file1.txt files.txt</text:p>
      <text:p text:style-name="P3">ls</text:p>
      <text:p text:style-name="P3">unzip other.zip </text:p>
      <text:p text:style-name="P3">rm other.zip new.tar </text:p>
      <text:p text:style-name="P3">ls</text:p>
      <text:p text:style-name="P3">tar -cvf new.tar *.txt</text:p>
      <text:p text:style-name="P3">ls</text:p>
      <text:p text:style-name="P3">tar -cvzf new.tar.gz *.txt</text:p>
      <text:p text:style-name="P3">ls</text:p>
      <text:p text:style-name="P3">file new.tar.gz </text:p>
      <text:p text:style-name="P3">tar -cvjf new.tar.bz2 *.txt</text:p>
      <text:p text:style-name="P3">ls</text:p>
      <text:p text:style-name="P3">rm *.txt | tar -xvf new.tar</text:p>
      <text:p text:style-name="P3">rm *.txt</text:p>
      <text:p text:style-name="P3">ls</text:p>
      <text:p text:style-name="P3">tar -xvzf new.tar.gz</text:p>
      <text:p text:style-name="P3">tar -xvjf new.tar.bz2</text:p>
      <text:p text:style-name="P3"/>
      <text:p text:style-name="P2">Introduction to Editors</text:p>
      <text:p text:style-name="P3"/>
      <text:p text:style-name="P3"><text:span text:style-name="T14">Bash Scripting</text:span> <text:s/></text:p>
      <text:p text:style-name="P3"/>
      <text:p text:style-name="P3">nano our_script.sh</text:p>
      <text:p text:style-name="P3">file our_script.sh </text:p>
      <text:p text:style-name="P3">nano our_script.sh</text:p>
      <text:p text:style-name="P3">which bash</text:p>
      <text:p text:style-name="P3">nano our_script.sh</text:p>
      <text:p text:style-name="P3"/>
      <text:p text:style-name="P3">#!/bin/bash</text:p>
      <text:p text:style-name="P3"/>
      <text:p text:style-name="P3">echo "Welcome to bash scripting!!"</text:p>
      <text:p text:style-name="P3"/>
      <text:p text:style-name="P3">mkdir ~/Desktop/files</text:p>
      <text:p text:style-name="P3">cd ~/Desktop/files</text:p>
      <text:p text:style-name="P3">touch file{1..100}.txt</text:p>
      <text:p text:style-name="P3"><text:soft-page-break/>ls -lh ~/Desktop/files &gt; ~/Desktop/file.log</text:p>
      <text:p text:style-name="P3"/>
      <text:p text:style-name="P3">file our_script.sh </text:p>
      <text:p text:style-name="P3">nano our_script.sh</text:p>
      <text:p text:style-name="P3">which python3</text:p>
      <text:p text:style-name="P3">nano our_script.sh</text:p>
      <text:p text:style-name="P3">bash our_script.sh </text:p>
      <text:p text:style-name="P3">nano our_script.sh</text:p>
      <text:p text:style-name="P3"/>
      <text:p text:style-name="P3">nano backup.sh</text:p>
      <text:p text:style-name="P3">which bash</text:p>
      <text:p text:style-name="P3">nano backup.sh</text:p>
      <text:p text:style-name="P3"/>
      <text:p text:style-name="P3">#!/bin/bash</text:p>
      <text:p text:style-name="P3">tar -cvzf backup.tar.gz ~/{Pictures} 2&gt;/dev/null</text:p>
      <text:p text:style-name="P3"/>
      <text:p text:style-name="P3">cd ~</text:p>
      <text:p text:style-name="P3">mkdir bin</text:p>
      <text:p text:style-name="P3">mv ~/Desktop/backup.sh /bin</text:p>
      <text:p text:style-name="P3">mv ~/Desktop/backup.sh ~/bin/</text:p>
      <text:p text:style-name="P3">cd ~/bin/</text:p>
      <text:p text:style-name="P3">ls</text:p>
      <text:p text:style-name="P3">chmod +x backup.sh </text:p>
      <text:p text:style-name="P3">nano backup.sh </text:p>
      <text:p text:style-name="P3">ls</text:p>
      <text:p text:style-name="P3">bash backup.sh </text:p>
      <text:p text:style-name="P3">ls</text:p>
      <text:p text:style-name="P3">cd ..</text:p>
      <text:p text:style-name="P3">nano .bashrc</text:p>
      <text:p text:style-name="P3">echo $PATH</text:p>
      <text:p text:style-name="P3">backup</text:p>
      <text:p text:style-name="P3">nano .bashrc</text:p>
      <text:p text:style-name="P3">Add the foolowing line at the end</text:p>
      <text:p text:style-name="P3">PATH="$PATH:$HOME/bin"</text:p>
      <text:p text:style-name="P3"/>
      <text:p text:style-name="P3">crontab -e</text:p>
      <text:p text:style-name="P3"/>
      <text:p text:style-name="P3"># 20 11 1 1(JUN) 0(SUN) </text:p>
      <text:p text:style-name="P3"><text:s text:c="2"/>* * <text:s/>* <text:s text:c="2"/>* <text:s text:c="2"/>* <text:s text:c="4"/>echo "Hello World" &gt;&gt; ~/Desktop/hello.txt</text:p>
      <text:p text:style-name="P3"/>
      <text:p text:style-name="P3">cd Desktop/</text:p>
      <text:p text:style-name="P3">ls</text:p>
      <text:p text:style-name="P3">cat hello.txt</text:p>
      <text:p text:style-name="P3"/>
      <text:p text:style-name="P3">crontab -e</text:p>
      <text:p text:style-name="P3"><text:soft-page-break/></text:p>
      <text:p text:style-name="P3"># m h <text:s/>dom mon dow <text:s text:c="2"/>command</text:p>
      <text:p text:style-name="P3"># 20 11 1 1(JUN) 0(SUN) </text:p>
      <text:p text:style-name="P3"># <text:s/>* * <text:s/>* <text:s text:c="2"/>* <text:s text:c="2"/>* <text:s text:c="4"/>echo "Hello World" &gt;&gt; ~/Desktop/hello.txt</text:p>
      <text:p text:style-name="P3"/>
      <text:p text:style-name="P3"><text:s text:c="2"/></text:p>
      <text:p text:style-name="P3"># <text:s text:c="2"/>0,15,30,45 * * * * echo "Hello World" &gt;&gt; ~/Desktop/hello.txt</text:p>
      <text:p text:style-name="P3"/>
      <text:p text:style-name="P3"><text:s text:c="4"/>*/15 * */3 * * echo "Hello World" <text:s/></text:p>
      <text:p text:style-name="P3"><text:s text:c="4"/>59 <text:s text:c="2"/>23 <text:s/>* JAN,DEC SUN echo "we can"</text:p>
      <text:p text:style-name="P3"/>
      <text:p text:style-name="P3"/>
      <text:p text:style-name="P3">cd bin</text:p>
      <text:p text:style-name="P3">nano backup.sh</text:p>
      <text:p text:style-name="P3"><text:s text:c="37"/></text:p>
      <text:p text:style-name="P3">#!/bin/bash</text:p>
      <text:p text:style-name="P3"/>
      <text:p text:style-name="P3">tar -cvzf ~/backup/backup.tar.gz ~/{Desktop,Pictures,Videos} 2&gt;/dev/null</text:p>
      <text:p text:style-name="P3"/>
      <text:p text:style-name="P3">date &gt;&gt; ~/backup/backup.log</text:p>
      <text:p text:style-name="P3"/>
      <text:p text:style-name="P3"/>
      <text:p text:style-name="P3">ls backup/</text:p>
      <text:p text:style-name="P3">backup</text:p>
      <text:p text:style-name="P3">bash backup.sh</text:p>
      <text:p text:style-name="P3"/>
      <text:p text:style-name="P3">crontab -e</text:p>
      <text:p text:style-name="P3"/>
      <text:p text:style-name="P3"># <text:s text:c="3"/>*/15 * */3 * * echo "Hello World" </text:p>
      <text:p text:style-name="P3"># <text:s text:c="3"/>59 <text:s text:c="2"/>23 <text:s/>* JAN,DEC SUN echo "we can"</text:p>
      <text:p text:style-name="P3"/>
      <text:p text:style-name="P3">* * * * * bash ~/bin/backup.sh</text:p>
      <text:p text:style-name="P3"/>
      <text:p text:style-name="P3">cat backup.log</text:p>
      <text:p text:style-name="P3">uname -o</text:p>
      <text:p text:style-name="P3">www.GNU.org</text:p>
      <text:p text:style-name="P3"/>
      <text:p text:style-name="P3"/>
      <text:p text:style-name="P3"><text:span text:style-name="T14">Download, install, compile from GNU.org</text:span> </text:p>
      <text:p text:style-name="P3"/>
      <text:p text:style-name="P3">https://ftp.gnu.org/gnu/coreutils/</text:p>
      <text:p text:style-name="P3"/>
      <text:p text:style-name="P3"/>
      <text:p text:style-name="P3">cd /Documents</text:p>
      <text:p text:style-name="P3">cd ~/Documents</text:p>
      <text:p text:style-name="P3"><text:soft-page-break/>ls</text:p>
      <text:p text:style-name="P3">file coreutils-9.0.tar.xz </text:p>
      <text:p text:style-name="P3">tar -xJf coreutils-9.0.tar.xz </text:p>
      <text:p text:style-name="P3">ls</text:p>
      <text:p text:style-name="P3">cd coreutils-9.0/</text:p>
      <text:p text:style-name="P3">ls</text:p>
      <text:p text:style-name="P3">cd src</text:p>
      <text:p text:style-name="P3">ls</text:p>
      <text:p text:style-name="P3">nano ls.c</text:p>
      <text:p text:style-name="P3"/>
      <text:p text:style-name="P3">add after main() {</text:p>
      <text:p text:style-name="P3">printf("Hello\n");</text:p>
      <text:p text:style-name="P3">ls | less</text:p>
      <text:p text:style-name="P3">sudo apt-get install gcc</text:p>
      <text:p text:style-name="P3">cd ..</text:p>
      <text:p text:style-name="P3">bash configure</text:p>
      <text:p text:style-name="P3">ls</text:p>
      <text:p text:style-name="P3">sudo apt-get install make</text:p>
      <text:p text:style-name="P3">ls</text:p>
      <text:p text:style-name="P3">make</text:p>
      <text:p text:style-name="P3">sudo make install</text:p>
      <text:p text:style-name="P3"><text:s/></text:p>
      <text:p text:style-name="P3">reverting back</text:p>
      <text:p text:style-name="P3">cd ~/Documents/coreutils-9.0/src</text:p>
      <text:p text:style-name="P3">nano ls.c</text:p>
      <text:p text:style-name="P3">cd ..</text:p>
      <text:p text:style-name="P3">make &amp;&amp; sudo make install</text:p>
      <text:p text:style-name="P3">www.ubuntu.com</text:p>
      <text:p text:style-name="P3">lsb_release -a</text:p>
      <text:p text:style-name="P3">uname -m</text:p>
      <text:p text:style-name="P3">https://packages.ubuntu.com/focal/</text:p>
      <text:p text:style-name="P3">apt-cache search docx</text:p>
      <text:p text:style-name="P3">apt-cache search docx | grep text</text:p>
      <text:p text:style-name="P3">apt-cache show docx2txt</text:p>
      <text:p text:style-name="P3">apt-cache search "web server" | less</text:p>
      <text:p text:style-name="P3">apt-cache show apache2</text:p>
      <text:p text:style-name="P3">apt-cache search textt</text:p>
      <text:p text:style-name="P3">apt-cache show apache2</text:p>
      <text:p text:style-name="P3">cd /var/lib/apt/lists</text:p>
      <text:p text:style-name="P3">ls</text:p>
      <text:p text:style-name="P3">ls | less</text:p>
      <text:p text:style-name="P3">ls | less -N</text:p>
      <text:p text:style-name="P3">cd ~</text:p>
      <text:p text:style-name="P3">apt-cache show gcc</text:p>
      <text:p text:style-name="P3">cd /var/lib/apt/lists/</text:p>
      <text:p text:style-name="P3"><text:soft-page-break/>ls | less -N</text:p>
      <text:p text:style-name="P3">nano archive.ubuntu.com_ubuntu_dists_focal_main_binary-amd64_Packages</text:p>
      <text:p text:style-name="P3"/>
      <text:p text:style-name="P3"/>
      <text:p text:style-name="P2">Visual Studio</text:p>
      <text:p text:style-name="P2"/>
      <text:p text:style-name="P3">Open terminal </text:p>
      <text:p text:style-name="P3">Install Visual Studio using the command </text:p>
      <text:p text:style-name="P3">$sudo snap install --classic code</text:p>
      <text:p text:style-name="P3"/>
      <text:p text:style-name="P3">Refer \url{https://linuxhint.com/install_use_vs_code_ubuntu/} for more details.</text:p>
      <text:p text:style-name="P3"/>
      <text:p text:style-name="P7">Install extensions </text:p>
      <text:p text:style-name="P7">1. Python</text:p>
      <text:p text:style-name="P7">2. XML</text:p>
      <text:p text:style-name="P7">3. Terminal</text:p>
      <text:p text:style-name="P3"/>
      <text:p text:style-name="P3"/>
      <text:p text:style-name="P3"/>
      <text:p text:style-name="P3"/>
      <text:p text:style-name="P3"><text:s text:c="2"/></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7:38:35.755651171</meta:creation-date>
    <meta:generator>LibreOffice/6.4.7.2$Linux_X86_64 LibreOffice_project/40$Build-2</meta:generator>
    <dc:date>2022-02-27T18:35:56.537696682</dc:date>
    <meta:editing-duration>PT46M58S</meta:editing-duration>
    <meta:editing-cycles>27</meta:editing-cycles>
    <meta:document-statistic meta:table-count="0" meta:image-count="0" meta:object-count="0" meta:page-count="19" meta:paragraph-count="652" meta:word-count="3757" meta:character-count="21257" meta:non-whitespace-character-count="17545"/>
  </office:meta>
</office:document-meta>
</file>